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71cm" svg:height="0.61cm" draw:z-index="0"><draw:image xlink:href="../../odt/images/006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тор ИЛ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51cm" svg:height="1.589cm" draw:z-index="0"><draw:image xlink:href="../../odt/images/006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</text:span><text:span text:style-name="T1">р</text:span><text:span text:style-name="T4">еализует операцию логического ИЛИ:</text:span></text:p>
            <text:p text:style-name="P4"><text:span text:style-name="T4"><draw:frame draw:style-name="fr3" draw:name="Объект1" text:anchor-type="as-char" svg:width="7.103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Text_20_body"><text:span text:style-name="T1">где </text:span><text:span text:style-name="T1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– выходной сигнал блока, <text:s/></text:span><text:span text:style-name="T1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 входные сигналы.</text:span></text:p>
            <text:p text:style-name="Text_20_body"><text:span text:style-name="T5">Свойства</text:span>:</text:p>
            <text:list xml:id="list4583052581964759435" text:style-name="L1">
              <text:list-item>
                <text:p text:style-name="P5">Количество портов — количество входных портов<draw:frame draw:style-name="fr3" draw:name="Object1" text:anchor-type="as-char" svg:width="0.469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</text:list>
            <text:p text:style-name="Text_20_body"><text:span text:style-name="T8">Примечания</text:span>:</text:p>
            <text:list xml:id="list5317916068540814922" text:style-name="L2">
              <text:list-item>
                <text:p text:style-name="P6"><text:span text:style-name="T1">Если входным сигналом будет не логический (0 или 1), а целочисленный сигнал, все ненулевые сигналы рассматриваются блоком как равные единице (Истина, или </text:span><text:span text:style-name="T2">True). </text:span><text:span text:style-name="T1">На выходе блока может быть только 0 или 1.</text:span></text:p>
              </text:list-item>
              <text:list-item>
                <text:p text:style-name="P6"><text:span text:style-name="T6">В ПК «МВТУ» логическая единица (Истина или </text:span><text:span text:style-name="T7">True) </text:span><text:span text:style-name="T6">равна 1, логический ноль (Ложь или </text:span><text:span text:style-name="T7">False) </text:span><text:span text:style-name="T6">равен 0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ЛИ</dc:title>
    <dc:date>2012-03-30T16:18:08.07</dc:date>
    <meta:generator>OpenOffice_Beta/4.1.0$Win32 OpenOffice.org_project/410m14$Build-9760</meta:generator>
    <meta:editing-duration>PT2H8M36S</meta:editing-duration>
    <meta:editing-cycles>89</meta:editing-cycles>
    <meta:document-statistic meta:table-count="1" meta:image-count="2" meta:object-count="4" meta:page-count="1" meta:paragraph-count="14" meta:word-count="86" meta:character-count="52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любой</mi>
                    <mi mathvariant="italic">из</mi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все</mi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любой из u_i(t)=1; #
alignl 0, ~ если все u_i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